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X Y" table:style-name="ta1">
        <table:table-column table:style-name="co1" table:number-columns-repeated="3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table:style-name="ce3" office:value-type="string" calcext:value-type="string">
            <text:p>xnorm</text:p>
          </table:table-cell>
          <table:table-cell table:style-name="ce3" office:value-type="string" calcext:value-type="string">
            <text:p>ynorm</text:p>
          </table:table-cell>
          <table:table-cell table:style-name="ce3" office:value-type="string" calcext:value-type="string">
            <text:p>X_16</text:p>
          </table:table-cell>
          <table:table-cell table:style-name="ce3" office:value-type="string" calcext:value-type="string">
            <text:p>Y_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1" calcext:value-type="float">
            <text:p>86,1</text:p>
          </table:table-cell>
          <table:table-cell office:value-type="float" office:value="67.1" calcext:value-type="float">
            <text:p>67,1</text:p>
          </table:table-cell>
          <table:table-cell table:formula="of:=[.B29]" office:value-type="float" office:value="44.1" calcext:value-type="float">
            <text:p>44,1</text:p>
          </table:table-cell>
          <table:table-cell table:formula="of:=[.B30]" office:value-type="float" office:value="118.2" calcext:value-type="float">
            <text:p>118,2</text:p>
          </table:table-cell>
          <table:table-cell table:formula="of:=[.C29]" office:value-type="float" office:value="58.139712" calcext:value-type="float">
            <text:p>58,139712</text:p>
          </table:table-cell>
          <table:table-cell table:formula="of:=[.C30]" office:value-type="float" office:value="85.8" calcext:value-type="float">
            <text:p>85,8</text:p>
          </table:table-cell>
          <table:table-cell table:formula="of:=([.B2]-[.D2])/([.E2]-[.D2])" office:value-type="float" office:value="0.566801619433198" calcext:value-type="float">
            <text:p>0,566801619433198</text:p>
          </table:table-cell>
          <table:table-cell table:formula="of:=([.C2]-[.F2])/([.G2]-[.F2])" office:value-type="float" office:value="0.32394051717755" calcext:value-type="float">
            <text:p>0,32394051717755</text:p>
          </table:table-cell>
          <table:table-cell table:formula="of:=FLOOR([.H2]*65535)" office:value-type="float" office:value="37145" calcext:value-type="float">
            <text:p>37145</text:p>
          </table:table-cell>
          <table:table-cell table:formula="of:=FLOOR([.I2]*65535)" office:value-type="float" office:value="21229" calcext:value-type="float">
            <text:p>21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.146338" calcext:value-type="float">
            <text:p>91,146338</text:p>
          </table:table-cell>
          <table:table-cell office:value-type="float" office:value="63.246676" calcext:value-type="float">
            <text:p>63,246676</text:p>
          </table:table-cell>
          <table:table-cell table:formula="of:=[.D2]" office:value-type="float" office:value="44.1" calcext:value-type="float">
            <text:p>44,1</text:p>
          </table:table-cell>
          <table:table-cell table:formula="of:=[.E2]" office:value-type="float" office:value="118.2" calcext:value-type="float">
            <text:p>118,2</text:p>
          </table:table-cell>
          <table:table-cell table:formula="of:=[.F2]" office:value-type="float" office:value="58.139712" calcext:value-type="float">
            <text:p>58,139712</text:p>
          </table:table-cell>
          <table:table-cell table:formula="of:=[.G2]" office:value-type="float" office:value="85.8" calcext:value-type="float">
            <text:p>85,8</text:p>
          </table:table-cell>
          <table:table-cell table:formula="of:=([.B3]-[.D3])/([.E3]-[.D3])" office:value-type="float" office:value="0.63490334682861" calcext:value-type="float">
            <text:p>0,63490334682861</text:p>
          </table:table-cell>
          <table:table-cell table:formula="of:=([.C3]-[.F3])/([.G3]-[.F3])" office:value-type="float" office:value="0.18463162784133" calcext:value-type="float">
            <text:p>0,18463162784133</text:p>
          </table:table-cell>
          <table:table-cell table:formula="of:=FLOOR([.H3]*65535)" office:value-type="float" office:value="41608" calcext:value-type="float">
            <text:p>41608</text:p>
          </table:table-cell>
          <table:table-cell table:formula="of:=FLOOR([.I3]*65535)" office:value-type="float" office:value="12099" calcext:value-type="float">
            <text:p>120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.7" calcext:value-type="float">
            <text:p>96,7</text:p>
          </table:table-cell>
          <table:table-cell office:value-type="float" office:value="60" calcext:value-type="float">
            <text:p>60</text:p>
          </table:table-cell>
          <table:table-cell table:formula="of:=[.D3]" office:value-type="float" office:value="44.1" calcext:value-type="float">
            <text:p>44,1</text:p>
          </table:table-cell>
          <table:table-cell table:formula="of:=[.E3]" office:value-type="float" office:value="118.2" calcext:value-type="float">
            <text:p>118,2</text:p>
          </table:table-cell>
          <table:table-cell table:formula="of:=[.F3]" office:value-type="float" office:value="58.139712" calcext:value-type="float">
            <text:p>58,139712</text:p>
          </table:table-cell>
          <table:table-cell table:formula="of:=[.G3]" office:value-type="float" office:value="85.8" calcext:value-type="float">
            <text:p>85,8</text:p>
          </table:table-cell>
          <table:table-cell table:formula="of:=([.B4]-[.D4])/([.E4]-[.D4])" office:value-type="float" office:value="0.709851551956815" calcext:value-type="float">
            <text:p>0,709851551956815</text:p>
          </table:table-cell>
          <table:table-cell table:formula="of:=([.C4]-[.F4])/([.G4]-[.F4])" office:value-type="float" office:value="0.0672548311861394" calcext:value-type="float">
            <text:p>0,0672548311861394</text:p>
          </table:table-cell>
          <table:table-cell table:formula="of:=FLOOR([.H4]*65535)" office:value-type="float" office:value="46520" calcext:value-type="float">
            <text:p>46520</text:p>
          </table:table-cell>
          <table:table-cell table:formula="of:=FLOOR([.I4]*65535)"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.524038" calcext:value-type="float">
            <text:p>103,524038</text:p>
          </table:table-cell>
          <table:table-cell office:value-type="float" office:value="58.139712" calcext:value-type="float">
            <text:p>58,139712</text:p>
          </table:table-cell>
          <table:table-cell table:formula="of:=[.D4]" office:value-type="float" office:value="44.1" calcext:value-type="float">
            <text:p>44,1</text:p>
          </table:table-cell>
          <table:table-cell table:formula="of:=[.E4]" office:value-type="float" office:value="118.2" calcext:value-type="float">
            <text:p>118,2</text:p>
          </table:table-cell>
          <table:table-cell table:formula="of:=[.F4]" office:value-type="float" office:value="58.139712" calcext:value-type="float">
            <text:p>58,139712</text:p>
          </table:table-cell>
          <table:table-cell table:formula="of:=[.G4]" office:value-type="float" office:value="85.8" calcext:value-type="float">
            <text:p>85,8</text:p>
          </table:table-cell>
          <table:table-cell table:formula="of:=([.B5]-[.D5])/([.E5]-[.D5])" office:value-type="float" office:value="0.80194383265857" calcext:value-type="float">
            <text:p>0,80194383265857</text:p>
          </table:table-cell>
          <table:table-cell table:formula="of:=([.C5]-[.F5])/([.G5]-[.F5])" office:value-type="float" office:value="0" calcext:value-type="float">
            <text:p>0</text:p>
          </table:table-cell>
          <table:table-cell table:formula="of:=FLOOR([.H5]*65535)" office:value-type="float" office:value="52555" calcext:value-type="float">
            <text:p>52555</text:p>
          </table:table-cell>
          <table:table-cell table:formula="of:=FLOOR([.I5]*6553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.9" calcext:value-type="float">
            <text:p>110,9</text:p>
          </table:table-cell>
          <table:table-cell office:value-type="float" office:value="59.56215" calcext:value-type="float">
            <text:p>59,56215</text:p>
          </table:table-cell>
          <table:table-cell table:formula="of:=[.D5]" office:value-type="float" office:value="44.1" calcext:value-type="float">
            <text:p>44,1</text:p>
          </table:table-cell>
          <table:table-cell table:formula="of:=[.E5]" office:value-type="float" office:value="118.2" calcext:value-type="float">
            <text:p>118,2</text:p>
          </table:table-cell>
          <table:table-cell table:formula="of:=[.F5]" office:value-type="float" office:value="58.139712" calcext:value-type="float">
            <text:p>58,139712</text:p>
          </table:table-cell>
          <table:table-cell table:formula="of:=[.G5]" office:value-type="float" office:value="85.8" calcext:value-type="float">
            <text:p>85,8</text:p>
          </table:table-cell>
          <table:table-cell table:formula="of:=([.B6]-[.D6])/([.E6]-[.D6])" office:value-type="float" office:value="0.901484480431849" calcext:value-type="float">
            <text:p>0,901484480431849</text:p>
          </table:table-cell>
          <table:table-cell table:formula="of:=([.C6]-[.F6])/([.G6]-[.F6])" office:value-type="float" office:value="0.0514252780014438" calcext:value-type="float">
            <text:p>0,0514252780014438</text:p>
          </table:table-cell>
          <table:table-cell table:formula="of:=FLOOR([.H6]*65535)" office:value-type="float" office:value="59078" calcext:value-type="float">
            <text:p>59078</text:p>
          </table:table-cell>
          <table:table-cell table:formula="of:=FLOOR([.I6]*65535)"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.5" calcext:value-type="float">
            <text:p>116,5</text:p>
          </table:table-cell>
          <table:table-cell office:value-type="float" office:value="64.8" calcext:value-type="float">
            <text:p>64,8</text:p>
          </table:table-cell>
          <table:table-cell table:formula="of:=[.D6]" office:value-type="float" office:value="44.1" calcext:value-type="float">
            <text:p>44,1</text:p>
          </table:table-cell>
          <table:table-cell table:formula="of:=[.E6]" office:value-type="float" office:value="118.2" calcext:value-type="float">
            <text:p>118,2</text:p>
          </table:table-cell>
          <table:table-cell table:formula="of:=[.F6]" office:value-type="float" office:value="58.139712" calcext:value-type="float">
            <text:p>58,139712</text:p>
          </table:table-cell>
          <table:table-cell table:formula="of:=[.G6]" office:value-type="float" office:value="85.8" calcext:value-type="float">
            <text:p>85,8</text:p>
          </table:table-cell>
          <table:table-cell table:formula="of:=([.B7]-[.D7])/([.E7]-[.D7])" office:value-type="float" office:value="0.977058029689609" calcext:value-type="float">
            <text:p>0,977058029689609</text:p>
          </table:table-cell>
          <table:table-cell table:formula="of:=([.C7]-[.F7])/([.G7]-[.F7])" office:value-type="float" office:value="0.240788816081741" calcext:value-type="float">
            <text:p>0,240788816081741</text:p>
          </table:table-cell>
          <table:table-cell table:formula="of:=FLOOR([.H7]*65535)" office:value-type="float" office:value="64031" calcext:value-type="float">
            <text:p>64031</text:p>
          </table:table-cell>
          <table:table-cell table:formula="of:=FLOOR([.I7]*65535)" office:value-type="float" office:value="15780" calcext:value-type="float">
            <text:p>157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.2" calcext:value-type="float">
            <text:p>118,2</text:p>
          </table:table-cell>
          <table:table-cell office:value-type="float" office:value="71.9" calcext:value-type="float">
            <text:p>71,9</text:p>
          </table:table-cell>
          <table:table-cell table:formula="of:=[.D7]" office:value-type="float" office:value="44.1" calcext:value-type="float">
            <text:p>44,1</text:p>
          </table:table-cell>
          <table:table-cell table:formula="of:=[.E7]" office:value-type="float" office:value="118.2" calcext:value-type="float">
            <text:p>118,2</text:p>
          </table:table-cell>
          <table:table-cell table:formula="of:=[.F7]" office:value-type="float" office:value="58.139712" calcext:value-type="float">
            <text:p>58,139712</text:p>
          </table:table-cell>
          <table:table-cell table:formula="of:=[.G7]" office:value-type="float" office:value="85.8" calcext:value-type="float">
            <text:p>85,8</text:p>
          </table:table-cell>
          <table:table-cell table:formula="of:=([.B8]-[.D8])/([.E8]-[.D8])" office:value-type="float" office:value="1" calcext:value-type="float">
            <text:p>1</text:p>
          </table:table-cell>
          <table:table-cell table:formula="of:=([.C8]-[.F8])/([.G8]-[.F8])" office:value-type="float" office:value="0.497474502073153" calcext:value-type="float">
            <text:p>0,497474502073153</text:p>
          </table:table-cell>
          <table:table-cell table:formula="of:=FLOOR([.H8]*65535)" office:value-type="float" office:value="65535" calcext:value-type="float">
            <text:p>65535</text:p>
          </table:table-cell>
          <table:table-cell table:formula="of:=FLOOR([.I8]*65535)" office:value-type="float" office:value="32601" calcext:value-type="float">
            <text:p>326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79.3" calcext:value-type="float">
            <text:p>79,3</text:p>
          </table:table-cell>
          <table:table-cell table:formula="of:=[.D8]" office:value-type="float" office:value="44.1" calcext:value-type="float">
            <text:p>44,1</text:p>
          </table:table-cell>
          <table:table-cell table:formula="of:=[.E8]" office:value-type="float" office:value="118.2" calcext:value-type="float">
            <text:p>118,2</text:p>
          </table:table-cell>
          <table:table-cell table:formula="of:=[.F8]" office:value-type="float" office:value="58.139712" calcext:value-type="float">
            <text:p>58,139712</text:p>
          </table:table-cell>
          <table:table-cell table:formula="of:=[.G8]" office:value-type="float" office:value="85.8" calcext:value-type="float">
            <text:p>85,8</text:p>
          </table:table-cell>
          <table:table-cell table:formula="of:=([.B9]-[.D9])/([.E9]-[.D9])" office:value-type="float" office:value="0.970310391363023" calcext:value-type="float">
            <text:p>0,970310391363023</text:p>
          </table:table-cell>
          <table:table-cell table:formula="of:=([.C9]-[.F9])/([.G9]-[.F9])" office:value-type="float" office:value="0.765006062120539" calcext:value-type="float">
            <text:p>0,765006062120539</text:p>
          </table:table-cell>
          <table:table-cell table:formula="of:=FLOOR([.H9]*65535)" office:value-type="float" office:value="63589" calcext:value-type="float">
            <text:p>63589</text:p>
          </table:table-cell>
          <table:table-cell table:formula="of:=FLOOR([.I9]*65535)" office:value-type="float" office:value="50134" calcext:value-type="float">
            <text:p>501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.5" calcext:value-type="float">
            <text:p>110,5</text:p>
          </table:table-cell>
          <table:table-cell office:value-type="float" office:value="84.2" calcext:value-type="float">
            <text:p>84,2</text:p>
          </table:table-cell>
          <table:table-cell table:formula="of:=[.D9]" office:value-type="float" office:value="44.1" calcext:value-type="float">
            <text:p>44,1</text:p>
          </table:table-cell>
          <table:table-cell table:formula="of:=[.E9]" office:value-type="float" office:value="118.2" calcext:value-type="float">
            <text:p>118,2</text:p>
          </table:table-cell>
          <table:table-cell table:formula="of:=[.F9]" office:value-type="float" office:value="58.139712" calcext:value-type="float">
            <text:p>58,139712</text:p>
          </table:table-cell>
          <table:table-cell table:formula="of:=[.G9]" office:value-type="float" office:value="85.8" calcext:value-type="float">
            <text:p>85,8</text:p>
          </table:table-cell>
          <table:table-cell table:formula="of:=([.B10]-[.D10])/([.E10]-[.D10])" office:value-type="float" office:value="0.89608636977058" calcext:value-type="float">
            <text:p>0,89608636977058</text:p>
          </table:table-cell>
          <table:table-cell table:formula="of:=([.C10]-[.F10])/([.G10]-[.F10])" office:value-type="float" office:value="0.942155338368133" calcext:value-type="float">
            <text:p>0,942155338368133</text:p>
          </table:table-cell>
          <table:table-cell table:formula="of:=FLOOR([.H10]*65535)" office:value-type="float" office:value="58725" calcext:value-type="float">
            <text:p>58725</text:p>
          </table:table-cell>
          <table:table-cell table:formula="of:=FLOOR([.I10]*65535)" office:value-type="float" office:value="61744" calcext:value-type="float">
            <text:p>61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.2" calcext:value-type="float">
            <text:p>103,2</text:p>
          </table:table-cell>
          <table:table-cell office:value-type="float" office:value="85.8" calcext:value-type="float">
            <text:p>85,8</text:p>
          </table:table-cell>
          <table:table-cell table:formula="of:=[.D10]" office:value-type="float" office:value="44.1" calcext:value-type="float">
            <text:p>44,1</text:p>
          </table:table-cell>
          <table:table-cell table:formula="of:=[.E10]" office:value-type="float" office:value="118.2" calcext:value-type="float">
            <text:p>118,2</text:p>
          </table:table-cell>
          <table:table-cell table:formula="of:=[.F10]" office:value-type="float" office:value="58.139712" calcext:value-type="float">
            <text:p>58,139712</text:p>
          </table:table-cell>
          <table:table-cell table:formula="of:=[.G10]" office:value-type="float" office:value="85.8" calcext:value-type="float">
            <text:p>85,8</text:p>
          </table:table-cell>
          <table:table-cell table:formula="of:=([.B11]-[.D11])/([.E11]-[.D11])" office:value-type="float" office:value="0.797570850202429" calcext:value-type="float">
            <text:p>0,797570850202429</text:p>
          </table:table-cell>
          <table:table-cell table:formula="of:=([.C11]-[.F11])/([.G11]-[.F11])" office:value-type="float" office:value="1" calcext:value-type="float">
            <text:p>1</text:p>
          </table:table-cell>
          <table:table-cell table:formula="of:=FLOOR([.H11]*65535)" office:value-type="float" office:value="52268" calcext:value-type="float">
            <text:p>52268</text:p>
          </table:table-cell>
          <table:table-cell table:formula="of:=FLOOR([.I11]*65535)"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.2" calcext:value-type="float">
            <text:p>96,2</text:p>
          </table:table-cell>
          <table:table-cell office:value-type="float" office:value="84" calcext:value-type="float">
            <text:p>84</text:p>
          </table:table-cell>
          <table:table-cell table:formula="of:=[.D11]" office:value-type="float" office:value="44.1" calcext:value-type="float">
            <text:p>44,1</text:p>
          </table:table-cell>
          <table:table-cell table:formula="of:=[.E11]" office:value-type="float" office:value="118.2" calcext:value-type="float">
            <text:p>118,2</text:p>
          </table:table-cell>
          <table:table-cell table:formula="of:=[.F11]" office:value-type="float" office:value="58.139712" calcext:value-type="float">
            <text:p>58,139712</text:p>
          </table:table-cell>
          <table:table-cell table:formula="of:=[.G11]" office:value-type="float" office:value="85.8" calcext:value-type="float">
            <text:p>85,8</text:p>
          </table:table-cell>
          <table:table-cell table:formula="of:=([.B12]-[.D12])/([.E12]-[.D12])" office:value-type="float" office:value="0.70310391363023" calcext:value-type="float">
            <text:p>0,70310391363023</text:p>
          </table:table-cell>
          <table:table-cell table:formula="of:=([.C12]-[.F12])/([.G12]-[.F12])" office:value-type="float" office:value="0.934924755664149" calcext:value-type="float">
            <text:p>0,934924755664149</text:p>
          </table:table-cell>
          <table:table-cell table:formula="of:=FLOOR([.H12]*65535)" office:value-type="float" office:value="46077" calcext:value-type="float">
            <text:p>46077</text:p>
          </table:table-cell>
          <table:table-cell table:formula="of:=FLOOR([.I12]*65535)" office:value-type="float" office:value="61270" calcext:value-type="float">
            <text:p>612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4" calcext:value-type="float">
            <text:p>90,4</text:p>
          </table:table-cell>
          <table:table-cell office:value-type="float" office:value="80.6" calcext:value-type="float">
            <text:p>80,6</text:p>
          </table:table-cell>
          <table:table-cell table:formula="of:=[.D12]" office:value-type="float" office:value="44.1" calcext:value-type="float">
            <text:p>44,1</text:p>
          </table:table-cell>
          <table:table-cell table:formula="of:=[.E12]" office:value-type="float" office:value="118.2" calcext:value-type="float">
            <text:p>118,2</text:p>
          </table:table-cell>
          <table:table-cell table:formula="of:=[.F12]" office:value-type="float" office:value="58.139712" calcext:value-type="float">
            <text:p>58,139712</text:p>
          </table:table-cell>
          <table:table-cell table:formula="of:=[.G12]" office:value-type="float" office:value="85.8" calcext:value-type="float">
            <text:p>85,8</text:p>
          </table:table-cell>
          <table:table-cell table:formula="of:=([.B13]-[.D13])/([.E13]-[.D13])" office:value-type="float" office:value="0.624831309041836" calcext:value-type="float">
            <text:p>0,624831309041836</text:p>
          </table:table-cell>
          <table:table-cell table:formula="of:=([.C13]-[.F13])/([.G13]-[.F13])" office:value-type="float" office:value="0.812004849696431" calcext:value-type="float">
            <text:p>0,812004849696431</text:p>
          </table:table-cell>
          <table:table-cell table:formula="of:=FLOOR([.H13]*65535)" office:value-type="float" office:value="40948" calcext:value-type="float">
            <text:p>40948</text:p>
          </table:table-cell>
          <table:table-cell table:formula="of:=FLOOR([.I13]*65535)" office:value-type="float" office:value="53214" calcext:value-type="float">
            <text:p>532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.634315" calcext:value-type="float">
            <text:p>85,634315</text:p>
          </table:table-cell>
          <table:table-cell office:value-type="float" office:value="76.399138" calcext:value-type="float">
            <text:p>76,399138</text:p>
          </table:table-cell>
          <table:table-cell table:formula="of:=[.D13]" office:value-type="float" office:value="44.1" calcext:value-type="float">
            <text:p>44,1</text:p>
          </table:table-cell>
          <table:table-cell table:formula="of:=[.E13]" office:value-type="float" office:value="118.2" calcext:value-type="float">
            <text:p>118,2</text:p>
          </table:table-cell>
          <table:table-cell table:formula="of:=[.F13]" office:value-type="float" office:value="58.139712" calcext:value-type="float">
            <text:p>58,139712</text:p>
          </table:table-cell>
          <table:table-cell table:formula="of:=[.G13]" office:value-type="float" office:value="85.8" calcext:value-type="float">
            <text:p>85,8</text:p>
          </table:table-cell>
          <table:table-cell table:formula="of:=([.B14]-[.D14])/([.E14]-[.D14])" office:value-type="float" office:value="0.560517071524966" calcext:value-type="float">
            <text:p>0,560517071524966</text:p>
          </table:table-cell>
          <table:table-cell table:formula="of:=([.C14]-[.F14])/([.G14]-[.F14])" office:value-type="float" office:value="0.660131449101325" calcext:value-type="float">
            <text:p>0,660131449101325</text:p>
          </table:table-cell>
          <table:table-cell table:formula="of:=FLOOR([.H14]*65535)" office:value-type="float" office:value="36733" calcext:value-type="float">
            <text:p>36733</text:p>
          </table:table-cell>
          <table:table-cell table:formula="of:=FLOOR([.I14]*65535)" office:value-type="float" office:value="43261" calcext:value-type="float">
            <text:p>43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.1" calcext:value-type="float">
            <text:p>81,1</text:p>
          </table:table-cell>
          <table:table-cell office:value-type="float" office:value="72" calcext:value-type="float">
            <text:p>72</text:p>
          </table:table-cell>
          <table:table-cell table:formula="of:=[.D14]" office:value-type="float" office:value="44.1" calcext:value-type="float">
            <text:p>44,1</text:p>
          </table:table-cell>
          <table:table-cell table:formula="of:=[.E14]" office:value-type="float" office:value="118.2" calcext:value-type="float">
            <text:p>118,2</text:p>
          </table:table-cell>
          <table:table-cell table:formula="of:=[.F14]" office:value-type="float" office:value="58.139712" calcext:value-type="float">
            <text:p>58,139712</text:p>
          </table:table-cell>
          <table:table-cell table:formula="of:=[.G14]" office:value-type="float" office:value="85.8" calcext:value-type="float">
            <text:p>85,8</text:p>
          </table:table-cell>
          <table:table-cell table:formula="of:=([.B15]-[.D15])/([.E15]-[.D15])" office:value-type="float" office:value="0.499325236167341" calcext:value-type="float">
            <text:p>0,499325236167341</text:p>
          </table:table-cell>
          <table:table-cell table:formula="of:=([.C15]-[.F15])/([.G15]-[.F15])" office:value-type="float" office:value="0.501089793425144" calcext:value-type="float">
            <text:p>0,501089793425144</text:p>
          </table:table-cell>
          <table:table-cell table:formula="of:=FLOOR([.H15]*65535)" office:value-type="float" office:value="32723" calcext:value-type="float">
            <text:p>32723</text:p>
          </table:table-cell>
          <table:table-cell table:formula="of:=FLOOR([.I15]*65535)" office:value-type="float" office:value="32838" calcext:value-type="float">
            <text:p>32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.5" calcext:value-type="float">
            <text:p>76,5</text:p>
          </table:table-cell>
          <table:table-cell office:value-type="float" office:value="67.7" calcext:value-type="float">
            <text:p>67,7</text:p>
          </table:table-cell>
          <table:table-cell table:formula="of:=[.D15]" office:value-type="float" office:value="44.1" calcext:value-type="float">
            <text:p>44,1</text:p>
          </table:table-cell>
          <table:table-cell table:formula="of:=[.E15]" office:value-type="float" office:value="118.2" calcext:value-type="float">
            <text:p>118,2</text:p>
          </table:table-cell>
          <table:table-cell table:formula="of:=[.F15]" office:value-type="float" office:value="58.139712" calcext:value-type="float">
            <text:p>58,139712</text:p>
          </table:table-cell>
          <table:table-cell table:formula="of:=[.G15]" office:value-type="float" office:value="85.8" calcext:value-type="float">
            <text:p>85,8</text:p>
          </table:table-cell>
          <table:table-cell table:formula="of:=([.B16]-[.D16])/([.E16]-[.D16])" office:value-type="float" office:value="0.437246963562753" calcext:value-type="float">
            <text:p>0,437246963562753</text:p>
          </table:table-cell>
          <table:table-cell table:formula="of:=([.C16]-[.F16])/([.G16]-[.F16])" office:value-type="float" office:value="0.345632265289501" calcext:value-type="float">
            <text:p>0,345632265289501</text:p>
          </table:table-cell>
          <table:table-cell table:formula="of:=FLOOR([.H16]*65535)" office:value-type="float" office:value="28654" calcext:value-type="float">
            <text:p>28654</text:p>
          </table:table-cell>
          <table:table-cell table:formula="of:=FLOOR([.I16]*65535)" office:value-type="float" office:value="22651" calcext:value-type="float">
            <text:p>22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.4" calcext:value-type="float">
            <text:p>71,4</text:p>
          </table:table-cell>
          <table:table-cell office:value-type="float" office:value="63.6" calcext:value-type="float">
            <text:p>63,6</text:p>
          </table:table-cell>
          <table:table-cell table:formula="of:=[.D16]" office:value-type="float" office:value="44.1" calcext:value-type="float">
            <text:p>44,1</text:p>
          </table:table-cell>
          <table:table-cell table:formula="of:=[.E16]" office:value-type="float" office:value="118.2" calcext:value-type="float">
            <text:p>118,2</text:p>
          </table:table-cell>
          <table:table-cell table:formula="of:=[.F16]" office:value-type="float" office:value="58.139712" calcext:value-type="float">
            <text:p>58,139712</text:p>
          </table:table-cell>
          <table:table-cell table:formula="of:=[.G16]" office:value-type="float" office:value="85.8" calcext:value-type="float">
            <text:p>85,8</text:p>
          </table:table-cell>
          <table:table-cell table:formula="of:=([.B17]-[.D17])/([.E17]-[.D17])" office:value-type="float" office:value="0.368421052631579" calcext:value-type="float">
            <text:p>0,368421052631579</text:p>
          </table:table-cell>
          <table:table-cell table:formula="of:=([.C17]-[.F17])/([.G17]-[.F17])" office:value-type="float" office:value="0.197405319857841" calcext:value-type="float">
            <text:p>0,197405319857841</text:p>
          </table:table-cell>
          <table:table-cell table:formula="of:=FLOOR([.H17]*65535)" office:value-type="float" office:value="24144" calcext:value-type="float">
            <text:p>24144</text:p>
          </table:table-cell>
          <table:table-cell table:formula="of:=FLOOR([.I17]*65535)" office:value-type="float" office:value="12936" calcext:value-type="float">
            <text:p>12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.9" calcext:value-type="float">
            <text:p>65,9</text:p>
          </table:table-cell>
          <table:table-cell office:value-type="float" office:value="60.1" calcext:value-type="float">
            <text:p>60,1</text:p>
          </table:table-cell>
          <table:table-cell table:formula="of:=[.D17]" office:value-type="float" office:value="44.1" calcext:value-type="float">
            <text:p>44,1</text:p>
          </table:table-cell>
          <table:table-cell table:formula="of:=[.E17]" office:value-type="float" office:value="118.2" calcext:value-type="float">
            <text:p>118,2</text:p>
          </table:table-cell>
          <table:table-cell table:formula="of:=[.F17]" office:value-type="float" office:value="58.139712" calcext:value-type="float">
            <text:p>58,139712</text:p>
          </table:table-cell>
          <table:table-cell table:formula="of:=[.G17]" office:value-type="float" office:value="85.8" calcext:value-type="float">
            <text:p>85,8</text:p>
          </table:table-cell>
          <table:table-cell table:formula="of:=([.B18]-[.D18])/([.E18]-[.D18])" office:value-type="float" office:value="0.294197031039136" calcext:value-type="float">
            <text:p>0,294197031039136</text:p>
          </table:table-cell>
          <table:table-cell table:formula="of:=([.C18]-[.F18])/([.G18]-[.F18])" office:value-type="float" office:value="0.0708701225381312" calcext:value-type="float">
            <text:p>0,0708701225381312</text:p>
          </table:table-cell>
          <table:table-cell table:formula="of:=FLOOR([.H18]*65535)" office:value-type="float" office:value="19280" calcext:value-type="float">
            <text:p>19280</text:p>
          </table:table-cell>
          <table:table-cell table:formula="of:=FLOOR([.I18]*65535)"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.9" calcext:value-type="float">
            <text:p>58,9</text:p>
          </table:table-cell>
          <table:table-cell office:value-type="float" office:value="58.4" calcext:value-type="float">
            <text:p>58,4</text:p>
          </table:table-cell>
          <table:table-cell table:formula="of:=[.D18]" office:value-type="float" office:value="44.1" calcext:value-type="float">
            <text:p>44,1</text:p>
          </table:table-cell>
          <table:table-cell table:formula="of:=[.E18]" office:value-type="float" office:value="118.2" calcext:value-type="float">
            <text:p>118,2</text:p>
          </table:table-cell>
          <table:table-cell table:formula="of:=[.F18]" office:value-type="float" office:value="58.139712" calcext:value-type="float">
            <text:p>58,139712</text:p>
          </table:table-cell>
          <table:table-cell table:formula="of:=[.G18]" office:value-type="float" office:value="85.8" calcext:value-type="float">
            <text:p>85,8</text:p>
          </table:table-cell>
          <table:table-cell table:formula="of:=([.B19]-[.D19])/([.E19]-[.D19])" office:value-type="float" office:value="0.199730094466937" calcext:value-type="float">
            <text:p>0,199730094466937</text:p>
          </table:table-cell>
          <table:table-cell table:formula="of:=([.C19]-[.F19])/([.G19]-[.F19])" office:value-type="float" office:value="0.00941016955427202" calcext:value-type="float">
            <text:p>0,00941016955427202</text:p>
          </table:table-cell>
          <table:table-cell table:formula="of:=FLOOR([.H19]*65535)" office:value-type="float" office:value="13089" calcext:value-type="float">
            <text:p>13089</text:p>
          </table:table-cell>
          <table:table-cell table:formula="of:=FLOOR([.I19]*65535)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6" calcext:value-type="float">
            <text:p>51,6</text:p>
          </table:table-cell>
          <table:table-cell office:value-type="float" office:value="59.8" calcext:value-type="float">
            <text:p>59,8</text:p>
          </table:table-cell>
          <table:table-cell table:formula="of:=[.D19]" office:value-type="float" office:value="44.1" calcext:value-type="float">
            <text:p>44,1</text:p>
          </table:table-cell>
          <table:table-cell table:formula="of:=[.E19]" office:value-type="float" office:value="118.2" calcext:value-type="float">
            <text:p>118,2</text:p>
          </table:table-cell>
          <table:table-cell table:formula="of:=[.F19]" office:value-type="float" office:value="58.139712" calcext:value-type="float">
            <text:p>58,139712</text:p>
          </table:table-cell>
          <table:table-cell table:formula="of:=[.G19]" office:value-type="float" office:value="85.8" calcext:value-type="float">
            <text:p>85,8</text:p>
          </table:table-cell>
          <table:table-cell table:formula="of:=([.B20]-[.D20])/([.E20]-[.D20])" office:value-type="float" office:value="0.101214574898785" calcext:value-type="float">
            <text:p>0,101214574898785</text:p>
          </table:table-cell>
          <table:table-cell table:formula="of:=([.C20]-[.F20])/([.G20]-[.F20])" office:value-type="float" office:value="0.0600242484821559" calcext:value-type="float">
            <text:p>0,0600242484821559</text:p>
          </table:table-cell>
          <table:table-cell table:formula="of:=FLOOR([.H20]*65535)" office:value-type="float" office:value="6633" calcext:value-type="float">
            <text:p>6633</text:p>
          </table:table-cell>
          <table:table-cell table:formula="of:=FLOOR([.I20]*65535)"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9" calcext:value-type="float">
            <text:p>45,9</text:p>
          </table:table-cell>
          <table:table-cell office:value-type="float" office:value="64.9" calcext:value-type="float">
            <text:p>64,9</text:p>
          </table:table-cell>
          <table:table-cell table:formula="of:=[.D20]" office:value-type="float" office:value="44.1" calcext:value-type="float">
            <text:p>44,1</text:p>
          </table:table-cell>
          <table:table-cell table:formula="of:=[.E20]" office:value-type="float" office:value="118.2" calcext:value-type="float">
            <text:p>118,2</text:p>
          </table:table-cell>
          <table:table-cell table:formula="of:=[.F20]" office:value-type="float" office:value="58.139712" calcext:value-type="float">
            <text:p>58,139712</text:p>
          </table:table-cell>
          <table:table-cell table:formula="of:=[.G20]" office:value-type="float" office:value="85.8" calcext:value-type="float">
            <text:p>85,8</text:p>
          </table:table-cell>
          <table:table-cell table:formula="of:=([.B21]-[.D21])/([.E21]-[.D21])" office:value-type="float" office:value="0.0242914979757085" calcext:value-type="float">
            <text:p>0,0242914979757085</text:p>
          </table:table-cell>
          <table:table-cell table:formula="of:=([.C21]-[.F21])/([.G21]-[.F21])" office:value-type="float" office:value="0.244404107433733" calcext:value-type="float">
            <text:p>0,244404107433733</text:p>
          </table:table-cell>
          <table:table-cell table:formula="of:=FLOOR([.H21]*65535)" office:value-type="float" office:value="1591" calcext:value-type="float">
            <text:p>1591</text:p>
          </table:table-cell>
          <table:table-cell table:formula="of:=FLOOR([.I21]*65535)" office:value-type="float" office:value="16017" calcext:value-type="float">
            <text:p>160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.1" calcext:value-type="float">
            <text:p>44,1</text:p>
          </table:table-cell>
          <table:table-cell office:value-type="float" office:value="72" calcext:value-type="float">
            <text:p>72</text:p>
          </table:table-cell>
          <table:table-cell table:formula="of:=[.D21]" office:value-type="float" office:value="44.1" calcext:value-type="float">
            <text:p>44,1</text:p>
          </table:table-cell>
          <table:table-cell table:formula="of:=[.E21]" office:value-type="float" office:value="118.2" calcext:value-type="float">
            <text:p>118,2</text:p>
          </table:table-cell>
          <table:table-cell table:formula="of:=[.F21]" office:value-type="float" office:value="58.139712" calcext:value-type="float">
            <text:p>58,139712</text:p>
          </table:table-cell>
          <table:table-cell table:formula="of:=[.G21]" office:value-type="float" office:value="85.8" calcext:value-type="float">
            <text:p>85,8</text:p>
          </table:table-cell>
          <table:table-cell table:formula="of:=([.B22]-[.D22])/([.E22]-[.D22])" office:value-type="float" office:value="0" calcext:value-type="float">
            <text:p>0</text:p>
          </table:table-cell>
          <table:table-cell table:formula="of:=([.C22]-[.F22])/([.G22]-[.F22])" office:value-type="float" office:value="0.501089793425144" calcext:value-type="float">
            <text:p>0,501089793425144</text:p>
          </table:table-cell>
          <table:table-cell table:formula="of:=FLOOR([.H22]*65535)" office:value-type="float" office:value="0" calcext:value-type="float">
            <text:p>0</text:p>
          </table:table-cell>
          <table:table-cell table:formula="of:=FLOOR([.I22]*65535)" office:value-type="float" office:value="32838" calcext:value-type="float">
            <text:p>328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79.1" calcext:value-type="float">
            <text:p>79,1</text:p>
          </table:table-cell>
          <table:table-cell table:formula="of:=[.D22]" office:value-type="float" office:value="44.1" calcext:value-type="float">
            <text:p>44,1</text:p>
          </table:table-cell>
          <table:table-cell table:formula="of:=[.E22]" office:value-type="float" office:value="118.2" calcext:value-type="float">
            <text:p>118,2</text:p>
          </table:table-cell>
          <table:table-cell table:formula="of:=[.F22]" office:value-type="float" office:value="58.139712" calcext:value-type="float">
            <text:p>58,139712</text:p>
          </table:table-cell>
          <table:table-cell table:formula="of:=[.G22]" office:value-type="float" office:value="85.8" calcext:value-type="float">
            <text:p>85,8</text:p>
          </table:table-cell>
          <table:table-cell table:formula="of:=([.B23]-[.D23])/([.E23]-[.D23])" office:value-type="float" office:value="0.0256410256410256" calcext:value-type="float">
            <text:p>0,0256410256410256</text:p>
          </table:table-cell>
          <table:table-cell table:formula="of:=([.C23]-[.F23])/([.G23]-[.F23])" office:value-type="float" office:value="0.757775479416555" calcext:value-type="float">
            <text:p>0,757775479416555</text:p>
          </table:table-cell>
          <table:table-cell table:formula="of:=FLOOR([.H23]*65535)" office:value-type="float" office:value="1680" calcext:value-type="float">
            <text:p>1680</text:p>
          </table:table-cell>
          <table:table-cell table:formula="of:=FLOOR([.I23]*65535)" office:value-type="float" office:value="49660" calcext:value-type="float">
            <text:p>496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7" calcext:value-type="float">
            <text:p>51,7</text:p>
          </table:table-cell>
          <table:table-cell office:value-type="float" office:value="84.2" calcext:value-type="float">
            <text:p>84,2</text:p>
          </table:table-cell>
          <table:table-cell table:formula="of:=[.D23]" office:value-type="float" office:value="44.1" calcext:value-type="float">
            <text:p>44,1</text:p>
          </table:table-cell>
          <table:table-cell table:formula="of:=[.E23]" office:value-type="float" office:value="118.2" calcext:value-type="float">
            <text:p>118,2</text:p>
          </table:table-cell>
          <table:table-cell table:formula="of:=[.F23]" office:value-type="float" office:value="58.139712" calcext:value-type="float">
            <text:p>58,139712</text:p>
          </table:table-cell>
          <table:table-cell table:formula="of:=[.G23]" office:value-type="float" office:value="85.8" calcext:value-type="float">
            <text:p>85,8</text:p>
          </table:table-cell>
          <table:table-cell table:formula="of:=([.B24]-[.D24])/([.E24]-[.D24])" office:value-type="float" office:value="0.102564102564103" calcext:value-type="float">
            <text:p>0,102564102564103</text:p>
          </table:table-cell>
          <table:table-cell table:formula="of:=([.C24]-[.F24])/([.G24]-[.F24])" office:value-type="float" office:value="0.942155338368133" calcext:value-type="float">
            <text:p>0,942155338368133</text:p>
          </table:table-cell>
          <table:table-cell table:formula="of:=FLOOR([.H24]*65535)" office:value-type="float" office:value="6721" calcext:value-type="float">
            <text:p>6721</text:p>
          </table:table-cell>
          <table:table-cell table:formula="of:=FLOOR([.I24]*65535)" office:value-type="float" office:value="61744" calcext:value-type="float">
            <text:p>617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.65" calcext:value-type="float">
            <text:p>58,65</text:p>
          </table:table-cell>
          <table:table-cell office:value-type="float" office:value="85.8" calcext:value-type="float">
            <text:p>85,8</text:p>
          </table:table-cell>
          <table:table-cell table:formula="of:=[.D24]" office:value-type="float" office:value="44.1" calcext:value-type="float">
            <text:p>44,1</text:p>
          </table:table-cell>
          <table:table-cell table:formula="of:=[.E24]" office:value-type="float" office:value="118.2" calcext:value-type="float">
            <text:p>118,2</text:p>
          </table:table-cell>
          <table:table-cell table:formula="of:=[.F24]" office:value-type="float" office:value="58.139712" calcext:value-type="float">
            <text:p>58,139712</text:p>
          </table:table-cell>
          <table:table-cell table:formula="of:=[.G24]" office:value-type="float" office:value="85.8" calcext:value-type="float">
            <text:p>85,8</text:p>
          </table:table-cell>
          <table:table-cell table:formula="of:=([.B25]-[.D25])/([.E25]-[.D25])" office:value-type="float" office:value="0.196356275303644" calcext:value-type="float">
            <text:p>0,196356275303644</text:p>
          </table:table-cell>
          <table:table-cell table:formula="of:=([.C25]-[.F25])/([.G25]-[.F25])" office:value-type="float" office:value="1" calcext:value-type="float">
            <text:p>1</text:p>
          </table:table-cell>
          <table:table-cell table:formula="of:=FLOOR([.H25]*65535)" office:value-type="float" office:value="12868" calcext:value-type="float">
            <text:p>12868</text:p>
          </table:table-cell>
          <table:table-cell table:formula="of:=FLOOR([.I25]*65535)"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.5" calcext:value-type="float">
            <text:p>65,5</text:p>
          </table:table-cell>
          <table:table-cell office:value-type="float" office:value="84.2" calcext:value-type="float">
            <text:p>84,2</text:p>
          </table:table-cell>
          <table:table-cell table:formula="of:=[.D25]" office:value-type="float" office:value="44.1" calcext:value-type="float">
            <text:p>44,1</text:p>
          </table:table-cell>
          <table:table-cell table:formula="of:=[.E25]" office:value-type="float" office:value="118.2" calcext:value-type="float">
            <text:p>118,2</text:p>
          </table:table-cell>
          <table:table-cell table:formula="of:=[.F25]" office:value-type="float" office:value="58.139712" calcext:value-type="float">
            <text:p>58,139712</text:p>
          </table:table-cell>
          <table:table-cell table:formula="of:=[.G25]" office:value-type="float" office:value="85.8" calcext:value-type="float">
            <text:p>85,8</text:p>
          </table:table-cell>
          <table:table-cell table:formula="of:=([.B26]-[.D26])/([.E26]-[.D26])" office:value-type="float" office:value="0.288798920377868" calcext:value-type="float">
            <text:p>0,288798920377868</text:p>
          </table:table-cell>
          <table:table-cell table:formula="of:=([.C26]-[.F26])/([.G26]-[.F26])" office:value-type="float" office:value="0.942155338368133" calcext:value-type="float">
            <text:p>0,942155338368133</text:p>
          </table:table-cell>
          <table:table-cell table:formula="of:=FLOOR([.H26]*65535)" office:value-type="float" office:value="18926" calcext:value-type="float">
            <text:p>18926</text:p>
          </table:table-cell>
          <table:table-cell table:formula="of:=FLOOR([.I26]*65535)" office:value-type="float" office:value="61744" calcext:value-type="float">
            <text:p>617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.3" calcext:value-type="float">
            <text:p>71,3</text:p>
          </table:table-cell>
          <table:table-cell office:value-type="float" office:value="81" calcext:value-type="float">
            <text:p>81</text:p>
          </table:table-cell>
          <table:table-cell table:formula="of:=[.D26]" office:value-type="float" office:value="44.1" calcext:value-type="float">
            <text:p>44,1</text:p>
          </table:table-cell>
          <table:table-cell table:formula="of:=[.E26]" office:value-type="float" office:value="118.2" calcext:value-type="float">
            <text:p>118,2</text:p>
          </table:table-cell>
          <table:table-cell table:formula="of:=[.F26]" office:value-type="float" office:value="58.139712" calcext:value-type="float">
            <text:p>58,139712</text:p>
          </table:table-cell>
          <table:table-cell table:formula="of:=[.G26]" office:value-type="float" office:value="85.8" calcext:value-type="float">
            <text:p>85,8</text:p>
          </table:table-cell>
          <table:table-cell table:formula="of:=([.B27]-[.D27])/([.E27]-[.D27])" office:value-type="float" office:value="0.367071524966262" calcext:value-type="float">
            <text:p>0,367071524966262</text:p>
          </table:table-cell>
          <table:table-cell table:formula="of:=([.C27]-[.F27])/([.G27]-[.F27])" office:value-type="float" office:value="0.826466015104398" calcext:value-type="float">
            <text:p>0,826466015104398</text:p>
          </table:table-cell>
          <table:table-cell table:formula="of:=FLOOR([.H27]*65535)" office:value-type="float" office:value="24056" calcext:value-type="float">
            <text:p>24056</text:p>
          </table:table-cell>
          <table:table-cell table:formula="of:=FLOOR([.I27]*65535)" office:value-type="float" office:value="54162" calcext:value-type="float">
            <text:p>541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1" calcext:value-type="float">
            <text:p>76,1</text:p>
          </table:table-cell>
          <table:table-cell office:value-type="float" office:value="77" calcext:value-type="float">
            <text:p>77</text:p>
          </table:table-cell>
          <table:table-cell table:formula="of:=[.D27]" office:value-type="float" office:value="44.1" calcext:value-type="float">
            <text:p>44,1</text:p>
          </table:table-cell>
          <table:table-cell table:formula="of:=[.E27]" office:value-type="float" office:value="118.2" calcext:value-type="float">
            <text:p>118,2</text:p>
          </table:table-cell>
          <table:table-cell table:formula="of:=[.F27]" office:value-type="float" office:value="58.139712" calcext:value-type="float">
            <text:p>58,139712</text:p>
          </table:table-cell>
          <table:table-cell table:formula="of:=[.G27]" office:value-type="float" office:value="85.8" calcext:value-type="float">
            <text:p>85,8</text:p>
          </table:table-cell>
          <table:table-cell table:formula="of:=([.B28]-[.D28])/([.E28]-[.D28])" office:value-type="float" office:value="0.431848852901484" calcext:value-type="float">
            <text:p>0,431848852901484</text:p>
          </table:table-cell>
          <table:table-cell table:formula="of:=([.C28]-[.F28])/([.G28]-[.F28])" office:value-type="float" office:value="0.68185436102473" calcext:value-type="float">
            <text:p>0,68185436102473</text:p>
          </table:table-cell>
          <table:table-cell table:formula="of:=FLOOR([.H28]*65535)" office:value-type="float" office:value="28301" calcext:value-type="float">
            <text:p>28301</text:p>
          </table:table-cell>
          <table:table-cell table:formula="of:=FLOOR([.I28]*65535)" office:value-type="float" office:value="44685" calcext:value-type="float">
            <text:p>44685</text:p>
          </table:table-cell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table:formula="of:=MIN([.B2:.B28])" office:value-type="float" office:value="44.1" calcext:value-type="float">
            <text:p>44,1</text:p>
          </table:table-cell>
          <table:table-cell table:style-name="Default" table:formula="of:=MIN([.C2:.C28])" office:value-type="float" office:value="58.139712" calcext:value-type="float">
            <text:p>58,13971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 table:formula="of:=MAX([.B2:.B28])" office:value-type="float" office:value="118.2" calcext:value-type="float">
            <text:p>118,2</text:p>
          </table:table-cell>
          <table:table-cell table:style-name="Default" table:formula="of:=MAX([.C2:.C28])" office:value-type="float" office:value="85.8" calcext:value-type="float">
            <text:p>85,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ax-min</text:p>
          </table:table-cell>
          <table:table-cell table:style-name="Default" table:formula="of:=[.B30]-[.B29]" office:value-type="float" office:value="74.1" calcext:value-type="float">
            <text:p>74,1</text:p>
          </table:table-cell>
          <table:table-cell table:style-name="Default" table:formula="of:=[.C30]-[.C29]" office:value-type="float" office:value="27.660288" calcext:value-type="float">
            <text:p>27,660288</text:p>
          </table:table-cell>
          <table:table-cell table:number-columns-repeated="8"/>
        </table:table-row>
      </table:table>
      <table:table table:name="Path" table:style-name="ta1">
        <table:table-column table:style-name="co1" table:number-columns-repeated="3" table:default-cell-style-name="ce2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 max</text:p>
          </table:table-cell>
          <table:table-cell table:style-name="ce3" office:value-type="string" calcext:value-type="string">
            <text:p>Dnorm</text:p>
          </table:table-cell>
          <table:table-cell table:style-name="ce3" office:value-type="string" calcext:value-type="string">
            <text:p>D16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MID</text:p>
          </table:table-cell>
          <table:table-cell table:style-name="ce7" office:value-type="float" office:value="81.1" calcext:value-type="float">
            <text:p>81,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30]" office:value-type="float" office:value="196.594691828939" calcext:value-type="float">
            <text:p>196,594691828939</text:p>
          </table:table-cell>
          <table:table-cell table:style-name="ce7" table:formula="of:=[.D2]/[.E2]" office:value-type="float" office:value="0" calcext:value-type="float">
            <text:p>0</text:p>
          </table:table-cell>
          <table:table-cell table:style-name="ce7" table:formula="of:=FLOOR([.F2]*65535)" office:value-type="float" office:value="0" calcext:value-type="float">
            <text:p>0</text:p>
          </table:table-cell>
          <table:table-cell table:style-name="ce7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1" calcext:value-type="float">
            <text:p>86,1</text:p>
          </table:table-cell>
          <table:table-cell office:value-type="float" office:value="67.1" calcext:value-type="float">
            <text:p>67,1</text:p>
          </table:table-cell>
          <table:table-cell table:formula="of:=SQRT(([.B3]-[.B2])^2+([.C3]-[.C2])^2)+[.D2]" office:value-type="float" office:value="7.00071424927486" calcext:value-type="float">
            <text:p>7,00071424927486</text:p>
          </table:table-cell>
          <table:table-cell table:formula="of:=[.E2]" office:value-type="float" office:value="196.594691828939" calcext:value-type="float">
            <text:p>196,594691828939</text:p>
          </table:table-cell>
          <table:table-cell table:formula="of:=[.D3]/[.E3]" office:value-type="float" office:value="0.0356098843979283" calcext:value-type="float">
            <text:p>0,0356098843979283</text:p>
          </table:table-cell>
          <table:table-cell table:formula="of:=FLOOR([.F3]*65535)" office:value-type="float" office:value="2333" calcext:value-type="float">
            <text:p>233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.146338" calcext:value-type="float">
            <text:p>91,146338</text:p>
          </table:table-cell>
          <table:table-cell office:value-type="float" office:value="63.246676" calcext:value-type="float">
            <text:p>63,246676</text:p>
          </table:table-cell>
          <table:table-cell table:formula="of:=SQRT(([.B4]-[.B3])^2+([.C4]-[.C3])^2)+[.D3]" office:value-type="float" office:value="13.3500160265745" calcext:value-type="float">
            <text:p>13,3500160265745</text:p>
          </table:table-cell>
          <table:table-cell table:formula="of:=[.E3]" office:value-type="float" office:value="196.594691828939" calcext:value-type="float">
            <text:p>196,594691828939</text:p>
          </table:table-cell>
          <table:table-cell table:formula="of:=[.D4]/[.E4]" office:value-type="float" office:value="0.0679062893426979" calcext:value-type="float">
            <text:p>0,0679062893426979</text:p>
          </table:table-cell>
          <table:table-cell table:formula="of:=FLOOR([.F4]*65535)" office:value-type="float" office:value="4450" calcext:value-type="float">
            <text:p>445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.7" calcext:value-type="float">
            <text:p>96,7</text:p>
          </table:table-cell>
          <table:table-cell office:value-type="float" office:value="60" calcext:value-type="float">
            <text:p>60</text:p>
          </table:table-cell>
          <table:table-cell table:formula="of:=SQRT(([.B5]-[.B4])^2+([.C5]-[.C4])^2)+[.D4]" office:value-type="float" office:value="19.7830609245384" calcext:value-type="float">
            <text:p>19,7830609245384</text:p>
          </table:table-cell>
          <table:table-cell table:formula="of:=[.E4]" office:value-type="float" office:value="196.594691828939" calcext:value-type="float">
            <text:p>196,594691828939</text:p>
          </table:table-cell>
          <table:table-cell table:formula="of:=[.D5]/[.E5]" office:value-type="float" office:value="0.100628662658665" calcext:value-type="float">
            <text:p>0,100628662658665</text:p>
          </table:table-cell>
          <table:table-cell table:formula="of:=FLOOR([.F5]*65535)" office:value-type="float" office:value="6594" calcext:value-type="float">
            <text:p>659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.524038" calcext:value-type="float">
            <text:p>103,524038</text:p>
          </table:table-cell>
          <table:table-cell office:value-type="float" office:value="58.139712" calcext:value-type="float">
            <text:p>58,139712</text:p>
          </table:table-cell>
          <table:table-cell table:formula="of:=SQRT(([.B6]-[.B5])^2+([.C6]-[.C5])^2)+[.D5]" office:value-type="float" office:value="26.8561200977949" calcext:value-type="float">
            <text:p>26,8561200977949</text:p>
          </table:table-cell>
          <table:table-cell table:formula="of:=[.E5]" office:value-type="float" office:value="196.594691828939" calcext:value-type="float">
            <text:p>196,594691828939</text:p>
          </table:table-cell>
          <table:table-cell table:formula="of:=[.D6]/[.E6]" office:value-type="float" office:value="0.136606537277024" calcext:value-type="float">
            <text:p>0,136606537277024</text:p>
          </table:table-cell>
          <table:table-cell table:formula="of:=FLOOR([.F6]*65535)" office:value-type="float" office:value="8952" calcext:value-type="float">
            <text:p>895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.9" calcext:value-type="float">
            <text:p>110,9</text:p>
          </table:table-cell>
          <table:table-cell office:value-type="float" office:value="59.56215" calcext:value-type="float">
            <text:p>59,56215</text:p>
          </table:table-cell>
          <table:table-cell table:formula="of:=SQRT(([.B7]-[.B6])^2+([.C7]-[.C6])^2)+[.D6]" office:value-type="float" office:value="34.3679870620914" calcext:value-type="float">
            <text:p>34,3679870620914</text:p>
          </table:table-cell>
          <table:table-cell table:formula="of:=[.E6]" office:value-type="float" office:value="196.594691828939" calcext:value-type="float">
            <text:p>196,594691828939</text:p>
          </table:table-cell>
          <table:table-cell table:formula="of:=[.D7]/[.E7]" office:value-type="float" office:value="0.17481645482064" calcext:value-type="float">
            <text:p>0,17481645482064</text:p>
          </table:table-cell>
          <table:table-cell table:formula="of:=FLOOR([.F7]*65535)" office:value-type="float" office:value="11456" calcext:value-type="float">
            <text:p>1145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.5" calcext:value-type="float">
            <text:p>116,5</text:p>
          </table:table-cell>
          <table:table-cell office:value-type="float" office:value="64.8" calcext:value-type="float">
            <text:p>64,8</text:p>
          </table:table-cell>
          <table:table-cell table:formula="of:=SQRT(([.B8]-[.B7])^2+([.C8]-[.C7])^2)+[.D7]" office:value-type="float" office:value="42.0357815704555" calcext:value-type="float">
            <text:p>42,0357815704555</text:p>
          </table:table-cell>
          <table:table-cell table:formula="of:=[.E7]" office:value-type="float" office:value="196.594691828939" calcext:value-type="float">
            <text:p>196,594691828939</text:p>
          </table:table-cell>
          <table:table-cell table:formula="of:=[.D8]/[.E8]" office:value-type="float" office:value="0.213819514552467" calcext:value-type="float">
            <text:p>0,213819514552467</text:p>
          </table:table-cell>
          <table:table-cell table:formula="of:=FLOOR([.F8]*65535)" office:value-type="float" office:value="14012" calcext:value-type="float">
            <text:p>1401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.2" calcext:value-type="float">
            <text:p>118,2</text:p>
          </table:table-cell>
          <table:table-cell office:value-type="float" office:value="71.9" calcext:value-type="float">
            <text:p>71,9</text:p>
          </table:table-cell>
          <table:table-cell table:formula="of:=SQRT(([.B9]-[.B8])^2+([.C9]-[.C8])^2)+[.D8]" office:value-type="float" office:value="49.3364664698331" calcext:value-type="float">
            <text:p>49,3364664698331</text:p>
          </table:table-cell>
          <table:table-cell table:formula="of:=[.E8]" office:value-type="float" office:value="196.594691828939" calcext:value-type="float">
            <text:p>196,594691828939</text:p>
          </table:table-cell>
          <table:table-cell table:formula="of:=[.D9]/[.E9]" office:value-type="float" office:value="0.250955231857235" calcext:value-type="float">
            <text:p>0,250955231857235</text:p>
          </table:table-cell>
          <table:table-cell table:formula="of:=FLOOR([.F9]*65535)" office:value-type="float" office:value="16446" calcext:value-type="float">
            <text:p>1644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79.3" calcext:value-type="float">
            <text:p>79,3</text:p>
          </table:table-cell>
          <table:table-cell table:formula="of:=SQRT(([.B10]-[.B9])^2+([.C10]-[.C9])^2)+[.D9]" office:value-type="float" office:value="57.0565700960807" calcext:value-type="float">
            <text:p>57,0565700960807</text:p>
          </table:table-cell>
          <table:table-cell table:formula="of:=[.E9]" office:value-type="float" office:value="196.594691828939" calcext:value-type="float">
            <text:p>196,594691828939</text:p>
          </table:table-cell>
          <table:table-cell table:formula="of:=[.D10]/[.E10]" office:value-type="float" office:value="0.290224367531381" calcext:value-type="float">
            <text:p>0,290224367531381</text:p>
          </table:table-cell>
          <table:table-cell table:formula="of:=FLOOR([.F10]*65535)" office:value-type="float" office:value="19019" calcext:value-type="float">
            <text:p>1901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.5" calcext:value-type="float">
            <text:p>110,5</text:p>
          </table:table-cell>
          <table:table-cell office:value-type="float" office:value="84.2" calcext:value-type="float">
            <text:p>84,2</text:p>
          </table:table-cell>
          <table:table-cell table:formula="of:=SQRT(([.B11]-[.B10])^2+([.C11]-[.C10])^2)+[.D10]" office:value-type="float" office:value="64.4227088403618" calcext:value-type="float">
            <text:p>64,4227088403618</text:p>
          </table:table-cell>
          <table:table-cell table:formula="of:=[.E10]" office:value-type="float" office:value="196.594691828939" calcext:value-type="float">
            <text:p>196,594691828939</text:p>
          </table:table-cell>
          <table:table-cell table:formula="of:=[.D11]/[.E11]" office:value-type="float" office:value="0.327693022843248" calcext:value-type="float">
            <text:p>0,327693022843248</text:p>
          </table:table-cell>
          <table:table-cell table:formula="of:=FLOOR([.F11]*65535)" office:value-type="float" office:value="21475" calcext:value-type="float">
            <text:p>2147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.2" calcext:value-type="float">
            <text:p>103,2</text:p>
          </table:table-cell>
          <table:table-cell office:value-type="float" office:value="85.8" calcext:value-type="float">
            <text:p>85,8</text:p>
          </table:table-cell>
          <table:table-cell table:formula="of:=SQRT(([.B12]-[.B11])^2+([.C12]-[.C11])^2)+[.D11]" office:value-type="float" office:value="71.8959945969752" calcext:value-type="float">
            <text:p>71,8959945969752</text:p>
          </table:table-cell>
          <table:table-cell table:formula="of:=[.E11]" office:value-type="float" office:value="196.594691828939" calcext:value-type="float">
            <text:p>196,594691828939</text:p>
          </table:table-cell>
          <table:table-cell table:formula="of:=[.D12]/[.E12]" office:value-type="float" office:value="0.36570669293316" calcext:value-type="float">
            <text:p>0,36570669293316</text:p>
          </table:table-cell>
          <table:table-cell table:formula="of:=FLOOR([.F12]*65535)" office:value-type="float" office:value="23966" calcext:value-type="float">
            <text:p>23966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.2" calcext:value-type="float">
            <text:p>96,2</text:p>
          </table:table-cell>
          <table:table-cell office:value-type="float" office:value="84" calcext:value-type="float">
            <text:p>84</text:p>
          </table:table-cell>
          <table:table-cell table:formula="of:=SQRT(([.B13]-[.B12])^2+([.C13]-[.C12])^2)+[.D12]" office:value-type="float" office:value="79.1237189968122" calcext:value-type="float">
            <text:p>79,1237189968122</text:p>
          </table:table-cell>
          <table:table-cell table:formula="of:=[.E12]" office:value-type="float" office:value="196.594691828939" calcext:value-type="float">
            <text:p>196,594691828939</text:p>
          </table:table-cell>
          <table:table-cell table:formula="of:=[.D13]/[.E13]" office:value-type="float" office:value="0.40247128882635" calcext:value-type="float">
            <text:p>0,40247128882635</text:p>
          </table:table-cell>
          <table:table-cell table:formula="of:=FLOOR([.F13]*65535)" office:value-type="float" office:value="26375" calcext:value-type="float">
            <text:p>26375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4" calcext:value-type="float">
            <text:p>90,4</text:p>
          </table:table-cell>
          <table:table-cell office:value-type="float" office:value="80.6" calcext:value-type="float">
            <text:p>80,6</text:p>
          </table:table-cell>
          <table:table-cell table:formula="of:=SQRT(([.B14]-[.B13])^2+([.C14]-[.C13])^2)+[.D13]" office:value-type="float" office:value="85.8468135224009" calcext:value-type="float">
            <text:p>85,8468135224009</text:p>
          </table:table-cell>
          <table:table-cell table:formula="of:=[.E13]" office:value-type="float" office:value="196.594691828939" calcext:value-type="float">
            <text:p>196,594691828939</text:p>
          </table:table-cell>
          <table:table-cell table:formula="of:=[.D14]/[.E14]" office:value-type="float" office:value="0.436669030703524" calcext:value-type="float">
            <text:p>0,436669030703524</text:p>
          </table:table-cell>
          <table:table-cell table:formula="of:=FLOOR([.F14]*65535)" office:value-type="float" office:value="28617" calcext:value-type="float">
            <text:p>28617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.634315" calcext:value-type="float">
            <text:p>85,634315</text:p>
          </table:table-cell>
          <table:table-cell office:value-type="float" office:value="76.399138" calcext:value-type="float">
            <text:p>76,399138</text:p>
          </table:table-cell>
          <table:table-cell table:formula="of:=SQRT(([.B15]-[.B14])^2+([.C15]-[.C14])^2)+[.D14]" office:value-type="float" office:value="92.1996864994302" calcext:value-type="float">
            <text:p>92,1996864994302</text:p>
          </table:table-cell>
          <table:table-cell table:formula="of:=[.E14]" office:value-type="float" office:value="196.594691828939" calcext:value-type="float">
            <text:p>196,594691828939</text:p>
          </table:table-cell>
          <table:table-cell table:formula="of:=[.D15]/[.E15]" office:value-type="float" office:value="0.468983600939007" calcext:value-type="float">
            <text:p>0,468983600939007</text:p>
          </table:table-cell>
          <table:table-cell table:formula="of:=FLOOR([.F15]*65535)" office:value-type="float" office:value="30734" calcext:value-type="float">
            <text:p>30734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.1" calcext:value-type="float">
            <text:p>81,1</text:p>
          </table:table-cell>
          <table:table-cell office:value-type="float" office:value="72" calcext:value-type="float">
            <text:p>72</text:p>
          </table:table-cell>
          <table:table-cell table:formula="of:=SQRT(([.B16]-[.B15])^2+([.C16]-[.C15])^2)+[.D15]" office:value-type="float" office:value="98.5173148251762" calcext:value-type="float">
            <text:p>98,5173148251762</text:p>
          </table:table-cell>
          <table:table-cell table:formula="of:=[.E15]" office:value-type="float" office:value="196.594691828939" calcext:value-type="float">
            <text:p>196,594691828939</text:p>
          </table:table-cell>
          <table:table-cell table:formula="of:=[.D16]/[.E16]" office:value-type="float" office:value="0.501118895473017" calcext:value-type="float">
            <text:p>0,501118895473017</text:p>
          </table:table-cell>
          <table:table-cell table:formula="of:=FLOOR([.F16]*65535)" office:value-type="float" office:value="32840" calcext:value-type="float">
            <text:p>3284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.5" calcext:value-type="float">
            <text:p>76,5</text:p>
          </table:table-cell>
          <table:table-cell office:value-type="float" office:value="67.7" calcext:value-type="float">
            <text:p>67,7</text:p>
          </table:table-cell>
          <table:table-cell table:formula="of:=SQRT(([.B17]-[.B16])^2+([.C17]-[.C16])^2)+[.D16]" office:value-type="float" office:value="104.814139421749" calcext:value-type="float">
            <text:p>104,814139421749</text:p>
          </table:table-cell>
          <table:table-cell table:formula="of:=[.E16]" office:value-type="float" office:value="196.594691828939" calcext:value-type="float">
            <text:p>196,594691828939</text:p>
          </table:table-cell>
          <table:table-cell table:formula="of:=[.D17]/[.E17]" office:value-type="float" office:value="0.533148369605775" calcext:value-type="float">
            <text:p>0,533148369605775</text:p>
          </table:table-cell>
          <table:table-cell table:formula="of:=FLOOR([.F17]*65535)" office:value-type="float" office:value="34939" calcext:value-type="float">
            <text:p>34939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.4" calcext:value-type="float">
            <text:p>71,4</text:p>
          </table:table-cell>
          <table:table-cell office:value-type="float" office:value="63.6" calcext:value-type="float">
            <text:p>63,6</text:p>
          </table:table-cell>
          <table:table-cell table:formula="of:=SQRT(([.B18]-[.B17])^2+([.C18]-[.C17])^2)+[.D17]" office:value-type="float" office:value="111.357838681342" calcext:value-type="float">
            <text:p>111,357838681342</text:p>
          </table:table-cell>
          <table:table-cell table:formula="of:=[.E17]" office:value-type="float" office:value="196.594691828939" calcext:value-type="float">
            <text:p>196,594691828939</text:p>
          </table:table-cell>
          <table:table-cell table:formula="of:=[.D18]/[.E18]" office:value-type="float" office:value="0.566433598208422" calcext:value-type="float">
            <text:p>0,566433598208422</text:p>
          </table:table-cell>
          <table:table-cell table:formula="of:=FLOOR([.F18]*65535)" office:value-type="float" office:value="37121" calcext:value-type="float">
            <text:p>37121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.9" calcext:value-type="float">
            <text:p>65,9</text:p>
          </table:table-cell>
          <table:table-cell office:value-type="float" office:value="60.1" calcext:value-type="float">
            <text:p>60,1</text:p>
          </table:table-cell>
          <table:table-cell table:formula="of:=SQRT(([.B19]-[.B18])^2+([.C19]-[.C18])^2)+[.D18]" office:value-type="float" office:value="117.877041086544" calcext:value-type="float">
            <text:p>117,877041086544</text:p>
          </table:table-cell>
          <table:table-cell table:formula="of:=[.E18]" office:value-type="float" office:value="196.594691828939" calcext:value-type="float">
            <text:p>196,594691828939</text:p>
          </table:table-cell>
          <table:table-cell table:formula="of:=[.D19]/[.E19]" office:value-type="float" office:value="0.599594220932026" calcext:value-type="float">
            <text:p>0,599594220932026</text:p>
          </table:table-cell>
          <table:table-cell table:formula="of:=FLOOR([.F19]*65535)" office:value-type="float" office:value="39294" calcext:value-type="float">
            <text:p>39294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.9" calcext:value-type="float">
            <text:p>58,9</text:p>
          </table:table-cell>
          <table:table-cell office:value-type="float" office:value="58.4" calcext:value-type="float">
            <text:p>58,4</text:p>
          </table:table-cell>
          <table:table-cell table:formula="of:=SQRT(([.B20]-[.B19])^2+([.C20]-[.C19])^2)+[.D19]" office:value-type="float" office:value="125.080512471925" calcext:value-type="float">
            <text:p>125,080512471925</text:p>
          </table:table-cell>
          <table:table-cell table:formula="of:=[.E19]" office:value-type="float" office:value="196.594691828939" calcext:value-type="float">
            <text:p>196,594691828939</text:p>
          </table:table-cell>
          <table:table-cell table:formula="of:=[.D20]/[.E20]" office:value-type="float" office:value="0.636235451264169" calcext:value-type="float">
            <text:p>0,636235451264169</text:p>
          </table:table-cell>
          <table:table-cell table:formula="of:=FLOOR([.F20]*65535)" office:value-type="float" office:value="41695" calcext:value-type="float">
            <text:p>41695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6" calcext:value-type="float">
            <text:p>51,6</text:p>
          </table:table-cell>
          <table:table-cell office:value-type="float" office:value="59.8" calcext:value-type="float">
            <text:p>59,8</text:p>
          </table:table-cell>
          <table:table-cell table:formula="of:=SQRT(([.B21]-[.B20])^2+([.C21]-[.C20])^2)+[.D20]" office:value-type="float" office:value="132.513546845585" calcext:value-type="float">
            <text:p>132,513546845585</text:p>
          </table:table-cell>
          <table:table-cell table:formula="of:=[.E20]" office:value-type="float" office:value="196.594691828939" calcext:value-type="float">
            <text:p>196,594691828939</text:p>
          </table:table-cell>
          <table:table-cell table:formula="of:=[.D21]/[.E21]" office:value-type="float" office:value="0.674044378374606" calcext:value-type="float">
            <text:p>0,674044378374606</text:p>
          </table:table-cell>
          <table:table-cell table:formula="of:=FLOOR([.F21]*65535)" office:value-type="float" office:value="44173" calcext:value-type="float">
            <text:p>44173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9" calcext:value-type="float">
            <text:p>45,9</text:p>
          </table:table-cell>
          <table:table-cell office:value-type="float" office:value="64.9" calcext:value-type="float">
            <text:p>64,9</text:p>
          </table:table-cell>
          <table:table-cell table:formula="of:=SQRT(([.B22]-[.B21])^2+([.C22]-[.C21])^2)+[.D21]" office:value-type="float" office:value="140.162076115974" calcext:value-type="float">
            <text:p>140,162076115974</text:p>
          </table:table-cell>
          <table:table-cell table:formula="of:=[.E21]" office:value-type="float" office:value="196.594691828939" calcext:value-type="float">
            <text:p>196,594691828939</text:p>
          </table:table-cell>
          <table:table-cell table:formula="of:=[.D22]/[.E22]" office:value-type="float" office:value="0.712949443405784" calcext:value-type="float">
            <text:p>0,712949443405784</text:p>
          </table:table-cell>
          <table:table-cell table:formula="of:=FLOOR([.F22]*65535)" office:value-type="float" office:value="46723" calcext:value-type="float">
            <text:p>46723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.1" calcext:value-type="float">
            <text:p>44,1</text:p>
          </table:table-cell>
          <table:table-cell office:value-type="float" office:value="72" calcext:value-type="float">
            <text:p>72</text:p>
          </table:table-cell>
          <table:table-cell table:formula="of:=SQRT(([.B23]-[.B22])^2+([.C23]-[.C22])^2)+[.D22]" office:value-type="float" office:value="147.486692146866" calcext:value-type="float">
            <text:p>147,486692146866</text:p>
          </table:table-cell>
          <table:table-cell table:formula="of:=[.E22]" office:value-type="float" office:value="196.594691828939" calcext:value-type="float">
            <text:p>196,594691828939</text:p>
          </table:table-cell>
          <table:table-cell table:formula="of:=[.D23]/[.E23]" office:value-type="float" office:value="0.750206888979468" calcext:value-type="float">
            <text:p>0,750206888979468</text:p>
          </table:table-cell>
          <table:table-cell table:formula="of:=FLOOR([.F23]*65535)" office:value-type="float" office:value="49164" calcext:value-type="float">
            <text:p>49164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79.1" calcext:value-type="float">
            <text:p>79,1</text:p>
          </table:table-cell>
          <table:table-cell table:formula="of:=SQRT(([.B24]-[.B23])^2+([.C24]-[.C23])^2)+[.D23]" office:value-type="float" office:value="154.836522076871" calcext:value-type="float">
            <text:p>154,836522076871</text:p>
          </table:table-cell>
          <table:table-cell table:formula="of:=[.E23]" office:value-type="float" office:value="196.594691828939" calcext:value-type="float">
            <text:p>196,594691828939</text:p>
          </table:table-cell>
          <table:table-cell table:formula="of:=[.D24]/[.E24]" office:value-type="float" office:value="0.787592587757136" calcext:value-type="float">
            <text:p>0,787592587757136</text:p>
          </table:table-cell>
          <table:table-cell table:formula="of:=FLOOR([.F24]*65535)" office:value-type="float" office:value="51614" calcext:value-type="float">
            <text:p>51614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7" calcext:value-type="float">
            <text:p>51,7</text:p>
          </table:table-cell>
          <table:table-cell office:value-type="float" office:value="84.2" calcext:value-type="float">
            <text:p>84,2</text:p>
          </table:table-cell>
          <table:table-cell table:formula="of:=SQRT(([.B25]-[.B24])^2+([.C25]-[.C24])^2)+[.D24]" office:value-type="float" office:value="162.48505134726" calcext:value-type="float">
            <text:p>162,48505134726</text:p>
          </table:table-cell>
          <table:table-cell table:formula="of:=[.E24]" office:value-type="float" office:value="196.594691828939" calcext:value-type="float">
            <text:p>196,594691828939</text:p>
          </table:table-cell>
          <table:table-cell table:formula="of:=[.D25]/[.E25]" office:value-type="float" office:value="0.826497652788314" calcext:value-type="float">
            <text:p>0,826497652788314</text:p>
          </table:table-cell>
          <table:table-cell table:formula="of:=FLOOR([.F25]*65535)" office:value-type="float" office:value="54164" calcext:value-type="float">
            <text:p>54164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.65" calcext:value-type="float">
            <text:p>58,65</text:p>
          </table:table-cell>
          <table:table-cell office:value-type="float" office:value="85.8" calcext:value-type="float">
            <text:p>85,8</text:p>
          </table:table-cell>
          <table:table-cell table:formula="of:=SQRT(([.B26]-[.B25])^2+([.C26]-[.C25])^2)+[.D25]" office:value-type="float" office:value="169.616846352727" calcext:value-type="float">
            <text:p>169,616846352727</text:p>
          </table:table-cell>
          <table:table-cell table:formula="of:=[.E25]" office:value-type="float" office:value="196.594691828939" calcext:value-type="float">
            <text:p>196,594691828939</text:p>
          </table:table-cell>
          <table:table-cell table:formula="of:=[.D26]/[.E26]" office:value-type="float" office:value="0.862774293521179" calcext:value-type="float">
            <text:p>0,862774293521179</text:p>
          </table:table-cell>
          <table:table-cell table:formula="of:=FLOOR([.F26]*65535)" office:value-type="float" office:value="56541" calcext:value-type="float">
            <text:p>5654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.5" calcext:value-type="float">
            <text:p>65,5</text:p>
          </table:table-cell>
          <table:table-cell office:value-type="float" office:value="84.2" calcext:value-type="float">
            <text:p>84,2</text:p>
          </table:table-cell>
          <table:table-cell table:formula="of:=SQRT(([.B27]-[.B26])^2+([.C27]-[.C26])^2)+[.D26]" office:value-type="float" office:value="176.651226211677" calcext:value-type="float">
            <text:p>176,651226211677</text:p>
          </table:table-cell>
          <table:table-cell table:formula="of:=[.E26]" office:value-type="float" office:value="196.594691828939" calcext:value-type="float">
            <text:p>196,594691828939</text:p>
          </table:table-cell>
          <table:table-cell table:formula="of:=[.D27]/[.E27]" office:value-type="float" office:value="0.898555421655964" calcext:value-type="float">
            <text:p>0,898555421655964</text:p>
          </table:table-cell>
          <table:table-cell table:formula="of:=FLOOR([.F27]*65535)" office:value-type="float" office:value="58886" calcext:value-type="float">
            <text:p>58886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.3" calcext:value-type="float">
            <text:p>71,3</text:p>
          </table:table-cell>
          <table:table-cell office:value-type="float" office:value="81" calcext:value-type="float">
            <text:p>81</text:p>
          </table:table-cell>
          <table:table-cell table:formula="of:=SQRT(([.B28]-[.B27])^2+([.C28]-[.C27])^2)+[.D27]" office:value-type="float" office:value="183.275424276348" calcext:value-type="float">
            <text:p>183,275424276348</text:p>
          </table:table-cell>
          <table:table-cell table:formula="of:=[.E27]" office:value-type="float" office:value="196.594691828939" calcext:value-type="float">
            <text:p>196,594691828939</text:p>
          </table:table-cell>
          <table:table-cell table:formula="of:=[.D28]/[.E28]" office:value-type="float" office:value="0.932250116070376" calcext:value-type="float">
            <text:p>0,932250116070376</text:p>
          </table:table-cell>
          <table:table-cell table:formula="of:=FLOOR([.F28]*65535)" office:value-type="float" office:value="61095" calcext:value-type="float">
            <text:p>61095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1" calcext:value-type="float">
            <text:p>76,1</text:p>
          </table:table-cell>
          <table:table-cell office:value-type="float" office:value="77" calcext:value-type="float">
            <text:p>77</text:p>
          </table:table-cell>
          <table:table-cell table:formula="of:=SQRT(([.B29]-[.B28])^2+([.C29]-[.C28])^2)+[.D28]" office:value-type="float" office:value="189.523624017074" calcext:value-type="float">
            <text:p>189,523624017074</text:p>
          </table:table-cell>
          <table:table-cell table:formula="of:=[.E28]" office:value-type="float" office:value="196.594691828939" calcext:value-type="float">
            <text:p>196,594691828939</text:p>
          </table:table-cell>
          <table:table-cell table:formula="of:=[.D29]/[.E29]" office:value-type="float" office:value="0.964032254655084" calcext:value-type="float">
            <text:p>0,964032254655084</text:p>
          </table:table-cell>
          <table:table-cell table:formula="of:=FLOOR([.F29]*65535)" office:value-type="float" office:value="63177" calcext:value-type="float">
            <text:p>63177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MID</text:p>
          </table:table-cell>
          <table:table-cell table:style-name="ce7" office:value-type="float" office:value="81.1" calcext:value-type="float">
            <text:p>81,1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SQRT(([.B30]-[.B29])^2+([.C30]-[.C29])^2)+[.D29]" office:value-type="float" office:value="196.594691828939" calcext:value-type="float">
            <text:p>196,594691828939</text:p>
          </table:table-cell>
          <table:table-cell table:style-name="ce7" table:formula="of:=[.E29]" office:value-type="float" office:value="196.594691828939" calcext:value-type="float">
            <text:p>196,594691828939</text:p>
          </table:table-cell>
          <table:table-cell table:style-name="ce7" table:formula="of:=[.D30]/[.E30]" office:value-type="float" office:value="1" calcext:value-type="float">
            <text:p>1</text:p>
          </table:table-cell>
          <table:table-cell table:style-name="ce7" table:formula="of:=FLOOR([.F30]*65535)" office:value-type="float" office:value="65535" calcext:value-type="float">
            <text:p>65535</text:p>
          </table:table-cell>
          <table:table-cell table:style-name="ce7" table:number-columns-repeated="16377"/>
        </table:table-row>
      </table:table>
      <table:table table:name="Rando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16bi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]/27*65535)" office:value-type="float" office:value="53398" calcext:value-type="float">
            <text:p>53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3]/27*65535)" office:value-type="float" office:value="24272" calcext:value-type="float">
            <text:p>24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A4]/27*6553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5]/27*65535)" office:value-type="float" office:value="19417" calcext:value-type="float">
            <text:p>194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6]/27*65535)" office:value-type="float" office:value="55826" calcext:value-type="float">
            <text:p>55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7]/27*65535)" office:value-type="float" office:value="48544" calcext:value-type="float">
            <text:p>485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8]/27*65535)" office:value-type="float" office:value="63107" calcext:value-type="float">
            <text:p>63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9]/27*65535)" office:value-type="float" office:value="36408" calcext:value-type="float">
            <text:p>36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10]/27*65535)" office:value-type="float" office:value="9708" calcext:value-type="float">
            <text:p>9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1]/27*65535)" office:value-type="float" office:value="16990" calcext:value-type="float">
            <text:p>169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2]/27*65535)" office:value-type="float" office:value="33981" calcext:value-type="float">
            <text:p>33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3]/27*65535)" office:value-type="float" office:value="21845" calcext:value-type="float">
            <text:p>21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14]/27*65535)" office:value-type="float" office:value="46117" calcext:value-type="float">
            <text:p>461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15]/27*65535)" office:value-type="float" office:value="58253" calcext:value-type="float">
            <text:p>582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6]/27*65535)" office:value-type="float" office:value="43690" calcext:value-type="float">
            <text:p>436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7]/27*65535)" office:value-type="float" office:value="31553" calcext:value-type="float">
            <text:p>31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18]/27*65535)" office:value-type="float" office:value="50971" calcext:value-type="float">
            <text:p>509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9]/27*65535)" office:value-type="float" office:value="29126" calcext:value-type="float">
            <text:p>29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20]/27*65535)" office:value-type="float" office:value="14563" calcext:value-type="float">
            <text:p>14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1]/27*65535)"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2]/27*65535)" office:value-type="float" office:value="41262" calcext:value-type="float">
            <text:p>412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3]/27*65535)" office:value-type="float" office:value="60680" calcext:value-type="float">
            <text:p>606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24]/27*65535)" office:value-type="float" office:value="38835" calcext:value-type="float">
            <text:p>3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25]/27*65535)"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26]/27*65535)" office:value-type="float" office:value="12136" calcext:value-type="float">
            <text:p>12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27]/27*65535)" office:value-type="float" office:value="26699" calcext:value-type="float">
            <text:p>266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28]/27*65535)" office:value-type="float" office:value="7281" calcext:value-type="float">
            <text:p>7281</text:p>
          </table:table-cell>
        </table:table-row>
      </table:table>
      <table:named-expressions/>
      <table:database-ranges>
        <table:database-range table:name="__Anonymous_Sheet_DB__2" table:target-range-address="Random.A2:Random.A2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00-00-00</text:date>, <text:time style:data-style-name="N2" text:time-value="22:30:37.8856032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0:11:30.937607752</meta:creation-date>
    <dc:date>2024-12-20T23:49:41.414829098</dc:date>
    <meta:editing-duration>PT9H21M5S</meta:editing-duration>
    <meta:editing-cycles>4</meta:editing-cycles>
    <meta:generator>LibreOffice/7.6.7.2$Linux_X86_64 LibreOffice_project/60$Build-2</meta:generator>
    <meta:document-statistic meta:table-count="3" meta:cell-count="583" meta:object-count="0"/>
  </office:meta>
</office:document-meta>
</file>